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weight="normal" fo:background-color="#1f1f1f"/>
    </style:style>
    <style:style style:name="P2" style:family="paragraph" style:parent-style-name="Standard">
      <style:paragraph-properties style:line-height-at-least="0.402cm"/>
      <style:text-properties fo:color="#cccccc" fo:background-color="#1f1f1f"/>
    </style:style>
    <style:style style:name="P3" style:family="paragraph" style:parent-style-name="Standard">
      <style:paragraph-properties style:line-height-at-least="0.402cm"/>
      <style:text-properties fo:color="#d4d4d4" fo:background-color="#1f1f1f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8.39999961853027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8.39999961853027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8.39999961853027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8.39999961853027pt" fo:font-weight="normal"/>
    </style:style>
    <style:style style:name="T9" style:family="text">
      <style:text-properties style:font-name="Consolas" fo:font-size="8.39999961853027pt" fo:font-weight="normal"/>
    </style:style>
    <style:style style:name="T10" style:family="text">
      <style:text-properties fo:color="#d4d4d4"/>
    </style:style>
    <style:style style:name="T11" style:family="text">
      <style:text-properties fo:color="#d4d4d4" style:font-name="Consolas" fo:font-size="8.39999961853027pt" fo:font-weight="normal"/>
    </style:style>
    <style:style style:name="T12" style:family="text">
      <style:text-properties fo:color="#d7ba7d" style:font-name="Consolas" fo:font-size="8.39999961853027pt" fo:font-weight="normal"/>
    </style:style>
    <style:style style:name="T13" style:family="text">
      <style:text-properties fo:color="#dcdcaa" style:font-name="Consolas" fo:font-size="8.39999961853027pt" fo:font-weight="normal"/>
    </style:style>
    <style:style style:name="T14" style:family="text">
      <style:text-properties fo:color="#b5cea8" style:font-name="Consolas" fo:font-size="8.39999961853027pt" fo:font-weight="normal"/>
    </style:style>
    <style:style style:name="T15" style:family="text">
      <style:text-properties fo:color="#f44747"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3">DOCTYPE</text:span> <text:span text:style-name="T5">html</text:span><text:span text:style-name="T1">&gt;</text:span></text:p>
      <text:p text:style-name="P1"><text:span text:style-name="T1">&lt;</text:span><text:span text:style-name="T3">html</text:span> <text:span text:style-name="T5">lang</text:span>=<text:span text:style-name="T7">"en"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2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9"> </text:span><text:span text:style-name="T2">/&gt;</text:span></text:p>
      <text:p text:style-name="P2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2">&gt;</text:span></text:p>
      <text:p text:style-name="P2">    <text:span text:style-name="T2">&lt;</text:span><text:span text:style-name="T4">title</text:span><text:span text:style-name="T2">&gt;</text:span><text:span text:style-name="T9">ABOUTUS</text:span><text:span text:style-name="T2">&lt;/</text:span><text:span text:style-name="T4">title</text:span><text:span text:style-name="T2">&gt;</text:span></text:p>
      <text:p text:style-name="P2">    <text:span text:style-name="T2">&lt;</text:span><text:span text:style-name="T4">style</text:span><text:span text:style-name="T2">&gt;</text:span></text:p>
      <text:p text:style-name="P2"><text:span text:style-name="T10">        </text:span><text:span text:style-name="T12">body</text:span><text:span text:style-name="T11">{</text:span></text:p>
      <text:p text:style-name="P2"><text:span text:style-name="T10">            </text:span><text:span text:style-name="T6">background-image</text:span><text:span text:style-name="T11">: </text:span><text:span text:style-name="T13">url</text:span><text:span text:style-name="T11">(</text:span><text:span text:style-name="T6">./b.jpg</text:span><text:span text:style-name="T11">);</text:span></text:p>
      <text:p text:style-name="P2"><text:span text:style-name="T10">            </text:span><text:span text:style-name="T6">background-repeat</text:span><text:span text:style-name="T11">: </text:span><text:span text:style-name="T8">no-repeat</text:span><text:span text:style-name="T11">;</text:span></text:p>
      <text:p text:style-name="P2"><text:span text:style-name="T10">            </text:span><text:span text:style-name="T6">background-size</text:span><text:span text:style-name="T11">: </text:span><text:span text:style-name="T8">cover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#d1</text:span><text:span text:style-name="T11">{</text:span></text:p>
      <text:p text:style-name="P2"><text:span text:style-name="T10">            </text:span><text:span text:style-name="T6">color</text:span><text:span text:style-name="T11">: </text:span><text:span text:style-name="T13">rgb</text:span><text:span text:style-name="T11">(</text:span><text:span text:style-name="T14">28</text:span><text:span text:style-name="T11">, </text:span><text:span text:style-name="T14">46</text:span><text:span text:style-name="T11">, </text:span><text:span text:style-name="T14">28</text:span><text:span text:style-name="T11">);</text:span></text:p>
      <text:p text:style-name="P2"><text:span text:style-name="T10">            </text:span><text:span text:style-name="T6">font-size</text:span><text:span text:style-name="T11">: </text:span><text:span text:style-name="T8">large</text:span><text:span text:style-name="T11">;</text:span></text:p>
      <text:p text:style-name="P2"><text:span text:style-name="T10">            </text:span><text:span text:style-name="T6">font-family</text:span><text:span text:style-name="T11">: </text:span><text:span text:style-name="T8">'Franklin Gothic Medium'</text:span><text:span text:style-name="T11">, </text:span><text:span text:style-name="T8">'Arial Narrow'</text:span><text:span text:style-name="T11">, </text:span><text:span text:style-name="T8">Arial</text:span><text:span text:style-name="T11">, </text:span><text:span text:style-name="T8">sans-serif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#d2</text:span><text:span text:style-name="T11">{</text:span></text:p>
      <text:p text:style-name="P2"><text:span text:style-name="T10">            </text:span><text:span text:style-name="T6">color</text:span><text:span text:style-name="T11">: </text:span><text:span text:style-name="T13">rgb</text:span><text:span text:style-name="T11">(</text:span><text:span text:style-name="T14">33</text:span><text:span text:style-name="T11">, </text:span><text:span text:style-name="T14">60</text:span><text:span text:style-name="T11">, </text:span><text:span text:style-name="T14">33</text:span><text:span text:style-name="T11">);</text:span></text:p>
      <text:p text:style-name="P2"><text:span text:style-name="T10">            </text:span><text:span text:style-name="T6">font-size</text:span><text:span text:style-name="T11">: </text:span><text:span text:style-name="T8">medium</text:span><text:span text:style-name="T11">;</text:span></text:p>
      <text:p text:style-name="P2"><text:span text:style-name="T10">            </text:span><text:span text:style-name="T6">font-family</text:span><text:span text:style-name="T11">: </text:span><text:span text:style-name="T8">Arial</text:span><text:span text:style-name="T11">, </text:span><text:span text:style-name="T8">Helvetica</text:span><text:span text:style-name="T11">, </text:span><text:span text:style-name="T8">sans-serif</text:span><text:span text:style-name="T11">;</text:span></text:p>
      <text:p text:style-name="P2"><text:span text:style-name="T10">            </text:span><text:span text:style-name="T6">font-weight</text:span><text:span text:style-name="T11">: </text:span><text:span text:style-name="T8">bold</text:span><text:span text:style-name="T11">;</text:span></text:p>
      <text:p text:style-name="P2"><text:span text:style-name="T10">            </text:span><text:span text:style-name="T6">font-style</text:span><text:span text:style-name="T11">: </text:span><text:span text:style-name="T8">italic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#p1</text:span><text:span text:style-name="T11">{</text:span></text:p>
      <text:p text:style-name="P2"><text:span text:style-name="T10">            </text:span><text:span text:style-name="T6">color</text:span><text:span text:style-name="T11">: </text:span><text:span text:style-name="T13">rgb</text:span><text:span text:style-name="T11">(</text:span><text:span text:style-name="T14">33</text:span><text:span text:style-name="T11">, </text:span><text:span text:style-name="T14">60</text:span><text:span text:style-name="T11">, </text:span><text:span text:style-name="T14">33</text:span><text:span text:style-name="T11">);</text:span></text:p>
      <text:p text:style-name="P2"><text:span text:style-name="T10">            </text:span><text:span text:style-name="T6">font-size</text:span><text:span text:style-name="T11">: </text:span><text:span text:style-name="T8">medium</text:span><text:span text:style-name="T11">;</text:span></text:p>
      <text:p text:style-name="P2"><text:span text:style-name="T10">            </text:span><text:span text:style-name="T6">font-family</text:span><text:span text:style-name="T11">: </text:span><text:span text:style-name="T8">Arial</text:span><text:span text:style-name="T11">, </text:span><text:span text:style-name="T8">Helvetica</text:span><text:span text:style-name="T11">, </text:span><text:span text:style-name="T8">sans-serif</text:span><text:span text:style-name="T11">;</text:span></text:p>
      <text:p text:style-name="P2"><text:span text:style-name="T10">            </text:span><text:span text:style-name="T6">font-weight</text:span><text:span text:style-name="T11">: </text:span><text:span text:style-name="T8">bold</text:span><text:span text:style-name="T11">;</text:span></text:p>
      <text:p text:style-name="P2"><text:span text:style-name="T10">            </text:span><text:span text:style-name="T6">font-style</text:span><text:span text:style-name="T11">: </text:span><text:span text:style-name="T8">italic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#p2</text:span><text:span text:style-name="T11">{</text:span></text:p>
      <text:p text:style-name="P2"><text:span text:style-name="T10">            </text:span><text:span text:style-name="T6">color</text:span><text:span text:style-name="T11">: </text:span><text:span text:style-name="T13">rgb</text:span><text:span text:style-name="T11">(</text:span><text:span text:style-name="T14">11</text:span><text:span text:style-name="T11">, </text:span><text:span text:style-name="T14">21</text:span><text:span text:style-name="T11">, </text:span><text:span text:style-name="T14">11</text:span><text:span text:style-name="T11">);</text:span></text:p>
      <text:p text:style-name="P2"><text:span text:style-name="T10">            </text:span><text:span text:style-name="T6">font-family</text:span><text:span text:style-name="T11">: </text:span><text:span text:style-name="T8">Arial</text:span><text:span text:style-name="T11">, </text:span><text:span text:style-name="T8">Helvetica</text:span><text:span text:style-name="T11">, </text:span><text:span text:style-name="T8">sans-serif</text:span><text:span text:style-name="T11">;</text:span></text:p>
      <text:p text:style-name="P2"><text:span text:style-name="T10">            </text:span><text:span text:style-name="T6">font-size</text:span><text:span text:style-name="T11">: </text:span><text:span text:style-name="T8">medium</text:span><text:span text:style-name="T11">;</text:span></text:p>
      <text:p text:style-name="P2"><text:span text:style-name="T10">            </text:span><text:span text:style-name="T6">font-weight</text:span><text:span text:style-name="T11">: </text:span><text:span text:style-name="T8">bolder</text:span><text:span text:style-name="T11">;</text:span></text:p>
      <text:p text:style-name="P2"><text:span text:style-name="T10">            </text:span><text:span text:style-name="T6">font-style</text:span><text:span text:style-name="T11">: </text:span><text:span text:style-name="T8">inherit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#p3</text:span><text:span text:style-name="T11">{</text:span></text:p>
      <text:p text:style-name="P2"><text:span text:style-name="T10">            </text:span><text:span text:style-name="T6">color</text:span><text:span text:style-name="T11">:  </text:span><text:span text:style-name="T13">rgb</text:span><text:span text:style-name="T11">(</text:span><text:span text:style-name="T14">16</text:span><text:span text:style-name="T11">, </text:span><text:span text:style-name="T14">31</text:span><text:span text:style-name="T11">, </text:span><text:span text:style-name="T14">16</text:span><text:span text:style-name="T11">);</text:span></text:p>
      <text:p text:style-name="P2"><text:span text:style-name="T10">            </text:span><text:span text:style-name="T6">font-family</text:span><text:span text:style-name="T11">: </text:span><text:span text:style-name="T8">Arial</text:span><text:span text:style-name="T11">, </text:span><text:span text:style-name="T8">Helvetica</text:span><text:span text:style-name="T11">, </text:span><text:span text:style-name="T8">sans-serif</text:span><text:span text:style-name="T11">;</text:span></text:p>
      <text:p text:style-name="P2"><text:span text:style-name="T10">            </text:span><text:span text:style-name="T6">font-size</text:span><text:span text:style-name="T11">: </text:span><text:span text:style-name="T8">larger</text:span><text:span text:style-name="T11">;</text:span></text:p>
      <text:p text:style-name="P2"><text:span text:style-name="T10">            </text:span><text:span text:style-name="T6">font-weight</text:span><text:span text:style-name="T11">: </text:span><text:span text:style-name="T8">bold</text:span><text:span text:style-name="T11">;</text:span></text:p>
      <text:p text:style-name="P2"><text:span text:style-name="T10">            </text:span><text:span text:style-name="T6">font-style</text:span><text:span text:style-name="T11">: </text:span><text:span text:style-name="T8">italic</text:span><text:span text:style-name="T11">;</text:span></text:p>
      <text:p text:style-name="P3">        <text:span text:style-name="T9">}</text:span></text:p>
      <text:p text:style-name="P2"><text:span text:style-name="T10">    </text:span><text:span text:style-name="T2">&lt;/</text:span><text:span text:style-name="T4">style</text:span><text:span text:style-name="T2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2">    <text:span text:style-name="T2">&lt;</text:span><text:span text:style-name="T15">center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id</text:span><text:span text:style-name="T9">=</text:span><text:span text:style-name="T8">"d1"</text:span><text:span text:style-name="T2">&gt;</text:span></text:p>
      <text:p text:style-name="P2">        <text:span text:style-name="T2">&lt;</text:span><text:span text:style-name="T4">h1</text:span><text:span text:style-name="T2">&gt;</text:span><text:span text:style-name="T9">A.EVENTS</text:span><text:span text:style-name="T2">&lt;/</text:span><text:span text:style-name="T4">h1</text:span><text:span text:style-name="T2">&gt;</text:span></text:p>
      <text:p text:style-name="P2">        <text:span text:style-name="T2">&lt;</text:span><text:span text:style-name="T4">h2</text:span><text:span text:style-name="T2">&gt;</text:span><text:span text:style-name="T9">ABOUT US</text:span><text:span text:style-name="T2">&lt;/</text:span><text:span text:style-name="T4">h2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<text:soft-page-break/>    <text:span text:style-name="T2">&lt;</text:span><text:span text:style-name="T4">div</text:span><text:span text:style-name="T9"> </text:span><text:span text:style-name="T6">id</text:span><text:span text:style-name="T9">=</text:span><text:span text:style-name="T8">"d2"</text:span><text:span text:style-name="T2">&gt;</text:span></text:p>
      <text:p text:style-name="P2">        <text:span text:style-name="T2">&lt;</text:span><text:span text:style-name="T4">p</text:span><text:span text:style-name="T2">&gt;&lt;</text:span><text:span text:style-name="T4">b</text:span><text:span text:style-name="T2">&gt;</text:span></text:p>
      <text:p text:style-name="P2">            <text:span text:style-name="T9">Welcome to A.EVENTS, where we turn visions into unforgettable </text:span></text:p>
      <text:p text:style-name="P2">            <text:span text:style-name="T9">experiences.</text:span><text:span text:style-name="T2">&lt;</text:span><text:span text:style-name="T4">br</text:span><text:span text:style-name="T2">&gt;</text:span><text:span text:style-name="T9"> With a passion for excellence and a commitment to creativity, we specialize in</text:span></text:p>
      <text:p text:style-name="P2">            <text:span text:style-name="T9">crafting unique events tailored to our clients' needs.</text:span><text:span text:style-name="T2">&lt;/</text:span><text:span text:style-name="T4">b</text:span><text:span text:style-name="T2">&gt;</text:span></text:p>
      <text:p text:style-name="P2">        <text:span text:style-name="T2">&lt;/</text:span><text:span text:style-name="T4">p</text:span><text:span text:style-name="T2">&gt;</text:span></text:p>
      <text:p text:style-name="P2">    <text:span text:style-name="T2">&lt;/</text:span><text:span text:style-name="T4">div</text:span><text:span text:style-name="T2">&gt;&lt;</text:span><text:span text:style-name="T4">br</text:span><text:span text:style-name="T2">&gt;</text:span></text:p>
      <text:p text:style-name="P2">    <text:span text:style-name="T2">&lt;</text:span><text:span text:style-name="T4">div</text:span><text:span text:style-name="T2">&gt;</text:span></text:p>
      <text:p text:style-name="P2">        <text:span text:style-name="T2">&lt;</text:span><text:span text:style-name="T4">img</text:span><text:span text:style-name="T9"> </text:span><text:span text:style-name="T6">src</text:span><text:span text:style-name="T9">=</text:span><text:span text:style-name="T8">"bbb.jpg"</text:span><text:span text:style-name="T9"> </text:span><text:span text:style-name="T6">alt</text:span><text:span text:style-name="T9">=</text:span><text:span text:style-name="T8">"img"</text:span><text:span text:style-name="T2">&gt;&lt;</text:span><text:span text:style-name="T4">br</text:span><text:span text:style-name="T2">&gt;</text:span></text:p>
      <text:p text:style-name="P2">        <text:span text:style-name="T2">&lt;</text:span><text:span text:style-name="T4">p</text:span><text:span text:style-name="T9"> </text:span><text:span text:style-name="T6">id</text:span><text:span text:style-name="T9">=</text:span><text:span text:style-name="T8">"p1"</text:span><text:span text:style-name="T2">&gt;</text:span><text:span text:style-name="T9">Our design style is a unique blend of authenticity, moodiness, and eclectic flair.</text:span><text:span text:style-name="T2">&lt;</text:span><text:span text:style-name="T4">br</text:span><text:span text:style-name="T2">&gt;</text:span><text:span text:style-name="T9">With a relaxed approach </text:span></text:p>
      <text:p text:style-name="P2">            <text:span text:style-name="T9">and a commitment to no-nonsense honesty, we create </text:span><text:span text:style-name="T2">&lt;</text:span><text:span text:style-name="T4">Br</text:span><text:span text:style-name="T2">&gt;</text:span><text:span text:style-name="T9">expertly-curated experiences that merge in-the-moment </text:span></text:p>
      <text:p text:style-name="P2">            <text:span text:style-name="T9">documentary narratives with</text:span><text:span text:style-name="T2">&lt;</text:span><text:span text:style-name="T4">br</text:span><text:span text:style-name="T2">&gt;&lt;</text:span><text:span text:style-name="T4">b</text:span><text:span text:style-name="T2">&gt;</text:span><text:span text:style-name="T9"> stunning visual aesthetics</text:span><text:span text:style-name="T2">&lt;/</text:span><text:span text:style-name="T4">b</text:span><text:span text:style-name="T2">&gt;</text:span><text:span text:style-name="T9">.</text:span><text:span text:style-name="T2">&lt;/</text:span><text:span text:style-name="T4">p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br</text:span><text:span text:style-name="T2">&gt;</text:span></text:p>
      <text:p text:style-name="P2">    <text:span text:style-name="T2">&lt;</text:span><text:span text:style-name="T4">div</text:span><text:span text:style-name="T2">&gt;</text:span></text:p>
      <text:p text:style-name="P2">        <text:span text:style-name="T2">&lt;</text:span><text:span text:style-name="T4">p</text:span><text:span text:style-name="T9"> </text:span><text:span text:style-name="T6">id</text:span><text:span text:style-name="T9">=</text:span><text:span text:style-name="T8">"p2"</text:span><text:span text:style-name="T2">&gt;</text:span></text:p>
      <text:p text:style-name="P2">        <text:span text:style-name="T9">From pre-party planning to wedding rehearsals, engagement parties, traditional/modern ceremonies, receptions, and even </text:span></text:p>
      <text:p text:style-name="P2">        <text:span text:style-name="T9">destination weddings,</text:span><text:span text:style-name="T2">&lt;</text:span><text:span text:style-name="T4">br</text:span><text:span text:style-name="T2">&gt;</text:span><text:span text:style-name="T9"> I offer services tailored to fit your specific needs. Whether you’re looking for full planning, partial </text:span></text:p>
      <text:p text:style-name="P2">        <text:span text:style-name="T9">planning or day-of coordination,</text:span><text:span text:style-name="T2">&lt;</text:span><text:span text:style-name="T4">br</text:span><text:span text:style-name="T2">&gt;</text:span><text:span text:style-name="T9"> my team and I have the expertise to make your event a success. And if you need help managing your </text:span></text:p>
      <text:p text:style-name="P2">        <text:span text:style-name="T9">guest invitations, RSVPs, timelines,</text:span><text:span text:style-name="T2">&lt;</text:span><text:span text:style-name="T4">br</text:span><text:span text:style-name="T2">&gt;</text:span><text:span text:style-name="T9"> budget planning or vendor referrals, I’ve got you covered. I’m also proud to say that I am </text:span></text:p>
      <text:p text:style-name="P2">        <text:span text:style-name="T9">a preferred wedding planner for some of the</text:span><text:span text:style-name="T2">&lt;</text:span><text:span text:style-name="T4">br</text:span><text:span text:style-name="T2">&gt;</text:span><text:span text:style-name="T9"> most exquisite wedding venues.</text:span></text:p>
      <text:p text:style-name="P2">         <text:span text:style-name="T2">&lt;/</text:span><text:span text:style-name="T4">p</text:span><text:span text:style-name="T2">&gt;</text:span></text:p>
      <text:p text:style-name="P2">         <text:span text:style-name="T2">&lt;</text:span><text:span text:style-name="T4">br</text:span><text:span text:style-name="T2">&gt;</text:span></text:p>
      <text:p text:style-name="P2">         <text:span text:style-name="T2">&lt;</text:span><text:span text:style-name="T4">div</text:span><text:span text:style-name="T2">&gt;&lt;</text:span><text:span text:style-name="T4">b</text:span><text:span text:style-name="T2">&gt;&lt;</text:span><text:span text:style-name="T4">p</text:span><text:span text:style-name="T9"> </text:span><text:span text:style-name="T6">id</text:span><text:span text:style-name="T9">=</text:span><text:span text:style-name="T8">"p3"</text:span><text:span text:style-name="T2">&gt;</text:span><text:span text:style-name="T9">"Thank you for considering A.EVENTS for your upcoming event! I’m excited to work with you and can’t</text:span></text:p>
      <text:p text:style-name="P2">             <text:span text:style-name="T9">wait to help make your special day unforgettable."</text:span><text:span text:style-name="T2">&lt;/</text:span><text:span text:style-name="T4">p</text:span><text:span text:style-name="T2">&gt;&lt;/</text:span><text:span text:style-name="T4">b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/</text:span><text:span text:style-name="T15">center</text:span><text:span text:style-name="T2">&gt;</text:span></text:p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0T21:57:10.237000000</meta:creation-date>
    <dc:date>2024-11-10T22:01:09.287000000</dc:date>
    <meta:editing-duration>PT4M1S</meta:editing-duration>
    <meta:editing-cycles>1</meta:editing-cycles>
    <meta:document-statistic meta:table-count="0" meta:image-count="0" meta:object-count="0" meta:page-count="2" meta:paragraph-count="83" meta:word-count="314" meta:character-count="3054" meta:non-whitespace-character-count="2139"/>
    <meta:generator>Neat_Office/6.2.8.2$Windows_x86 LibreOffice_project/</meta:generator>
  </office:meta>
</office:document-meta>
</file>